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9.1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19.31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24.87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6.9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6.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6 年9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9067" calcext:value-type="float">
            <text:p>249,067</text:p>
          </table:table-cell>
          <table:table-cell table:style-name="ce14" office:value-type="float" office:value="128304" calcext:value-type="float">
            <text:p>128,304</text:p>
          </table:table-cell>
          <table:table-cell table:style-name="ce14" office:value-type="float" office:value="908" calcext:value-type="float">
            <text:p>908</text:p>
          </table:table-cell>
          <table:table-cell table:style-name="ce14" office:value-type="float" office:value="2830" calcext:value-type="float">
            <text:p>2,830</text:p>
          </table:table-cell>
          <table:table-cell table:style-name="ce14" office:value-type="float" office:value="214048" calcext:value-type="float">
            <text:p>214,048</text:p>
          </table:table-cell>
          <table:table-cell table:style-name="ce14" office:value-type="float" office:value="12013" calcext:value-type="float">
            <text:p>12,013</text:p>
          </table:table-cell>
          <table:table-cell table:style-name="ce14" office:value-type="float" office:value="643008" calcext:value-type="float">
            <text:p>643,008</text:p>
          </table:table-cell>
          <table:table-cell table:style-name="ce14" office:value-type="float" office:value="1023" calcext:value-type="float">
            <text:p>1,023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628.49" calcext:value-type="float">
            <text:p>628.49</text:p>
          </table:table-cell>
          <table:table-cell table:style-name="ce14" office:value-type="float" office:value="1249" calcext:value-type="float">
            <text:p>1,249</text:p>
          </table:table-cell>
          <table:table-cell table:style-name="ce14" office:value-type="float" office:value="11239" calcext:value-type="float">
            <text:p>11,2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61268" calcext:value-type="float">
            <text:p>261,268</text:p>
          </table:table-cell>
          <table:table-cell table:style-name="ce14" office:value-type="float" office:value="138377" calcext:value-type="float">
            <text:p>138,377</text:p>
          </table:table-cell>
          <table:table-cell table:style-name="ce14" office:value-type="float" office:value="3977" calcext:value-type="float">
            <text:p>3,977</text:p>
          </table:table-cell>
          <table:table-cell table:style-name="ce14" office:value-type="float" office:value="1226" calcext:value-type="float">
            <text:p>1,226</text:p>
          </table:table-cell>
          <table:table-cell table:style-name="ce14" office:value-type="float" office:value="336179" calcext:value-type="float">
            <text:p>336,179</text:p>
          </table:table-cell>
          <table:table-cell table:style-name="ce14" office:value-type="float" office:value="50990" calcext:value-type="float">
            <text:p>50,990</text:p>
          </table:table-cell>
          <table:table-cell table:style-name="ce14" office:value-type="float" office:value="830058" calcext:value-type="float">
            <text:p>830,058</text:p>
          </table:table-cell>
          <table:table-cell table:style-name="ce14" office:value-type="float" office:value="923" calcext:value-type="float">
            <text:p>923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1159.55" calcext:value-type="float">
            <text:p>1,159.55</text:p>
          </table:table-cell>
          <table:table-cell table:style-name="ce14" office:value-type="float" office:value="2489" calcext:value-type="float">
            <text:p>2,489</text:p>
          </table:table-cell>
          <table:table-cell table:style-name="ce14" office:value-type="float" office:value="20765" calcext:value-type="float">
            <text:p>20,7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71171" calcext:value-type="float">
            <text:p>471,171</text:p>
          </table:table-cell>
          <table:table-cell table:style-name="ce14" office:value-type="float" office:value="288660" calcext:value-type="float">
            <text:p>288,660</text:p>
          </table:table-cell>
          <table:table-cell table:style-name="ce14" office:value-type="float" office:value="5726" calcext:value-type="float">
            <text:p>5,726</text:p>
          </table:table-cell>
          <table:table-cell table:style-name="ce14" office:value-type="float" office:value="4562" calcext:value-type="float">
            <text:p>4,562</text:p>
          </table:table-cell>
          <table:table-cell table:style-name="ce14" office:value-type="float" office:value="685493" calcext:value-type="float">
            <text:p>685,493</text:p>
          </table:table-cell>
          <table:table-cell table:style-name="ce14" office:value-type="float" office:value="285839" calcext:value-type="float">
            <text:p>285,839</text:p>
          </table:table-cell>
          <table:table-cell table:style-name="ce14" office:value-type="float" office:value="2597547" calcext:value-type="float">
            <text:p>2,597,547</text:p>
          </table:table-cell>
          <table:table-cell table:style-name="ce14" office:value-type="float" office:value="2972" calcext:value-type="float">
            <text:p>2,972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294.66" calcext:value-type="float">
            <text:p>294.66</text:p>
          </table:table-cell>
          <table:table-cell table:style-name="ce14" office:value-type="float" office:value="4864" calcext:value-type="float">
            <text:p>4,864</text:p>
          </table:table-cell>
          <table:table-cell table:style-name="ce14" office:value-type="float" office:value="40980" calcext:value-type="float">
            <text:p>40,9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990072" calcext:value-type="float">
            <text:p>990,072</text:p>
          </table:table-cell>
          <table:table-cell table:style-name="ce14" office:value-type="float" office:value="646202" calcext:value-type="float">
            <text:p>646,202</text:p>
          </table:table-cell>
          <table:table-cell table:style-name="ce14" office:value-type="float" office:value="13270" calcext:value-type="float">
            <text:p>13,270</text:p>
          </table:table-cell>
          <table:table-cell table:style-name="ce14" office:value-type="float" office:value="9226" calcext:value-type="float">
            <text:p>9,226</text:p>
          </table:table-cell>
          <table:table-cell table:style-name="ce14" office:value-type="float" office:value="1442243" calcext:value-type="float">
            <text:p>1,442,243</text:p>
          </table:table-cell>
          <table:table-cell table:style-name="ce14" office:value-type="float" office:value="1161030" calcext:value-type="float">
            <text:p>1,161,030</text:p>
          </table:table-cell>
          <table:table-cell table:style-name="ce14" office:value-type="float" office:value="4150597" calcext:value-type="float">
            <text:p>4,150,597</text:p>
          </table:table-cell>
          <table:table-cell table:style-name="ce14" office:value-type="float" office:value="14865" calcext:value-type="float">
            <text:p>14,865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57.54" calcext:value-type="float">
            <text:p>1,757.54</text:p>
          </table:table-cell>
          <table:table-cell table:style-name="ce14" office:value-type="float" office:value="6480" calcext:value-type="float">
            <text:p>6,480</text:p>
          </table:table-cell>
          <table:table-cell table:style-name="ce14" office:value-type="float" office:value="54548" calcext:value-type="float">
            <text:p>54,5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24239" calcext:value-type="float">
            <text:p>1,024,239</text:p>
          </table:table-cell>
          <table:table-cell table:style-name="ce14" office:value-type="float" office:value="767397" calcext:value-type="float">
            <text:p>767,397</text:p>
          </table:table-cell>
          <table:table-cell table:style-name="ce14" office:value-type="float" office:value="22079" calcext:value-type="float">
            <text:p>22,079</text:p>
          </table:table-cell>
          <table:table-cell table:style-name="ce14" office:value-type="float" office:value="9455" calcext:value-type="float">
            <text:p>9,455</text:p>
          </table:table-cell>
          <table:table-cell table:style-name="ce14" office:value-type="float" office:value="942461" calcext:value-type="float">
            <text:p>942,461</text:p>
          </table:table-cell>
          <table:table-cell table:style-name="ce14" office:value-type="float" office:value="2646929" calcext:value-type="float">
            <text:p>2,646,929</text:p>
          </table:table-cell>
          <table:table-cell table:style-name="ce14" office:value-type="float" office:value="4066668" calcext:value-type="float">
            <text:p>4,066,668</text:p>
          </table:table-cell>
          <table:table-cell table:style-name="ce14" office:value-type="float" office:value="1962" calcext:value-type="float">
            <text:p>1,962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19.12" calcext:value-type="float">
            <text:p>819.12</text:p>
          </table:table-cell>
          <table:table-cell table:style-name="ce14" office:value-type="float" office:value="17460" calcext:value-type="float">
            <text:p>17,460</text:p>
          </table:table-cell>
          <table:table-cell table:style-name="ce14" office:value-type="float" office:value="51567" calcext:value-type="float">
            <text:p>51,5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8440" calcext:value-type="float">
            <text:p>428,440</text:p>
          </table:table-cell>
          <table:table-cell table:style-name="ce14" office:value-type="float" office:value="202838" calcext:value-type="float">
            <text:p>202,838</text:p>
          </table:table-cell>
          <table:table-cell table:style-name="ce14" office:value-type="float" office:value="2800" calcext:value-type="float">
            <text:p>2,800</text:p>
          </table:table-cell>
          <table:table-cell table:style-name="ce14" office:value-type="float" office:value="2527" calcext:value-type="float">
            <text:p>2,527</text:p>
          </table:table-cell>
          <table:table-cell table:style-name="ce14" office:value-type="float" office:value="368199" calcext:value-type="float">
            <text:p>368,199</text:p>
          </table:table-cell>
          <table:table-cell table:style-name="ce14" office:value-type="float" office:value="207339" calcext:value-type="float">
            <text:p>207,339</text:p>
          </table:table-cell>
          <table:table-cell table:style-name="ce14" office:value-type="float" office:value="1323293" calcext:value-type="float">
            <text:p>1,323,293</text:p>
          </table:table-cell>
          <table:table-cell table:style-name="ce14" office:value-type="float" office:value="530" calcext:value-type="float">
            <text:p>53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709.7" calcext:value-type="float">
            <text:p>709.70</text:p>
          </table:table-cell>
          <table:table-cell table:style-name="ce14" office:value-type="float" office:value="2046" calcext:value-type="float">
            <text:p>2,046</text:p>
          </table:table-cell>
          <table:table-cell table:style-name="ce14" office:value-type="float" office:value="18366" calcext:value-type="float">
            <text:p>18,3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1141" calcext:value-type="float">
            <text:p>361,141</text:p>
          </table:table-cell>
          <table:table-cell table:style-name="ce14" office:value-type="float" office:value="185174" calcext:value-type="float">
            <text:p>185,174</text:p>
          </table:table-cell>
          <table:table-cell table:style-name="ce14" office:value-type="float" office:value="1772" calcext:value-type="float">
            <text:p>1,772</text:p>
          </table:table-cell>
          <table:table-cell table:style-name="ce14" office:value-type="float" office:value="2065" calcext:value-type="float">
            <text:p>2,065</text:p>
          </table:table-cell>
          <table:table-cell table:style-name="ce14" office:value-type="float" office:value="696837" calcext:value-type="float">
            <text:p>696,837</text:p>
          </table:table-cell>
          <table:table-cell table:style-name="ce14" office:value-type="float" office:value="301967" calcext:value-type="float">
            <text:p>301,967</text:p>
          </table:table-cell>
          <table:table-cell table:style-name="ce14" office:value-type="float" office:value="1063474" calcext:value-type="float">
            <text:p>1,063,474</text:p>
          </table:table-cell>
          <table:table-cell table:style-name="ce14" office:value-type="float" office:value="6836" calcext:value-type="float">
            <text:p>6,836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796.64" calcext:value-type="float">
            <text:p>796.6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088" calcext:value-type="float">
            <text:p>23,0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53892" calcext:value-type="float">
            <text:p>2,353,892</text:p>
          </table:table-cell>
          <table:table-cell table:style-name="ce14" office:value-type="float" office:value="1743122" calcext:value-type="float">
            <text:p>1,743,122</text:p>
          </table:table-cell>
          <table:table-cell table:style-name="ce14" office:value-type="float" office:value="21441" calcext:value-type="float">
            <text:p>21,441</text:p>
          </table:table-cell>
          <table:table-cell table:style-name="ce14" office:value-type="float" office:value="17043" calcext:value-type="float">
            <text:p>17,043</text:p>
          </table:table-cell>
          <table:table-cell table:style-name="ce14" office:value-type="float" office:value="5551593" calcext:value-type="float">
            <text:p>5,551,593</text:p>
          </table:table-cell>
          <table:table-cell table:style-name="ce14" office:value-type="float" office:value="12507118" calcext:value-type="float">
            <text:p>12,507,118</text:p>
          </table:table-cell>
          <table:table-cell table:style-name="ce14" office:value-type="float" office:value="17220857" calcext:value-type="float">
            <text:p>17,220,857</text:p>
          </table:table-cell>
          <table:table-cell table:style-name="ce14" office:value-type="float" office:value="55185" calcext:value-type="float">
            <text:p>55,185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44.39" calcext:value-type="float">
            <text:p>844.39</text:p>
          </table:table-cell>
          <table:table-cell table:style-name="ce14" office:value-type="float" office:value="20938" calcext:value-type="float">
            <text:p>20,938</text:p>
          </table:table-cell>
          <table:table-cell table:style-name="ce14" office:value-type="float" office:value="208138" calcext:value-type="float">
            <text:p>208,1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998715" calcext:value-type="float">
            <text:p>5,998,715</text:p>
          </table:table-cell>
          <table:table-cell table:style-name="ce14" office:value-type="float" office:value="4296222" calcext:value-type="float">
            <text:p>4,296,222</text:p>
          </table:table-cell>
          <table:table-cell table:style-name="ce14" office:value-type="float" office:value="52664" calcext:value-type="float">
            <text:p>52,664</text:p>
          </table:table-cell>
          <table:table-cell table:style-name="ce14" office:value-type="float" office:value="42109" calcext:value-type="float">
            <text:p>42,109</text:p>
          </table:table-cell>
          <table:table-cell table:style-name="ce14" office:value-type="float" office:value="15968556" calcext:value-type="float">
            <text:p>15,968,556</text:p>
          </table:table-cell>
          <table:table-cell table:style-name="ce14" office:value-type="float" office:value="12449314" calcext:value-type="float">
            <text:p>12,449,314</text:p>
          </table:table-cell>
          <table:table-cell table:style-name="ce14" office:value-type="float" office:value="35635060" calcext:value-type="float">
            <text:p>35,635,060</text:p>
          </table:table-cell>
          <table:table-cell table:style-name="ce14" office:value-type="float" office:value="220394" calcext:value-type="float">
            <text:p>220,394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613.35" calcext:value-type="float">
            <text:p>2,613.35</text:p>
          </table:table-cell>
          <table:table-cell table:style-name="ce14" office:value-type="float" office:value="35227" calcext:value-type="float">
            <text:p>35,227</text:p>
          </table:table-cell>
          <table:table-cell table:style-name="ce14" office:value-type="float" office:value="295838" calcext:value-type="float">
            <text:p>295,8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611" calcext:value-type="float">
            <text:p>10,611</text:p>
          </table:table-cell>
          <table:table-cell table:style-name="ce14" office:value-type="float" office:value="4541" calcext:value-type="float">
            <text:p>4,54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8336" calcext:value-type="float">
            <text:p>8,336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56675" calcext:value-type="float">
            <text:p>156,675</text:p>
          </table:table-cell>
          <table:table-cell table:style-name="ce14" office:value-type="float" office:value="62" calcext:value-type="float">
            <text:p>62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548.13" calcext:value-type="float">
            <text:p>548.1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552" calcext:value-type="float">
            <text:p>1,5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38937" calcext:value-type="float">
            <text:p>638,937</text:p>
          </table:table-cell>
          <table:table-cell table:style-name="ce14" office:value-type="float" office:value="423495" calcext:value-type="float">
            <text:p>423,495</text:p>
          </table:table-cell>
          <table:table-cell table:style-name="ce14" office:value-type="float" office:value="14006" calcext:value-type="float">
            <text:p>14,006</text:p>
          </table:table-cell>
          <table:table-cell table:style-name="ce14" office:value-type="float" office:value="4012" calcext:value-type="float">
            <text:p>4,012</text:p>
          </table:table-cell>
          <table:table-cell table:style-name="ce14" office:value-type="float" office:value="1117991" calcext:value-type="float">
            <text:p>1,117,991</text:p>
          </table:table-cell>
          <table:table-cell table:style-name="ce14" office:value-type="float" office:value="958586" calcext:value-type="float">
            <text:p>958,586</text:p>
          </table:table-cell>
          <table:table-cell table:style-name="ce14" office:value-type="float" office:value="2590602" calcext:value-type="float">
            <text:p>2,590,602</text:p>
          </table:table-cell>
          <table:table-cell table:style-name="ce14" office:value-type="float" office:value="4938" calcext:value-type="float">
            <text:p>4,938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7" calcext:value-type="float">
            <text:p>0.07</text:p>
          </table:table-cell>
          <table:table-cell table:style-name="ce18" office:value-type="float" office:value="553.77" calcext:value-type="float">
            <text:p>553.77</text:p>
          </table:table-cell>
          <table:table-cell table:style-name="ce14" office:value-type="float" office:value="3334" calcext:value-type="float">
            <text:p>3,334</text:p>
          </table:table-cell>
          <table:table-cell table:style-name="ce14" office:value-type="float" office:value="28570" calcext:value-type="float">
            <text:p>28,5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3841" calcext:value-type="float">
            <text:p>2,893,841</text:p>
          </table:table-cell>
          <table:table-cell table:style-name="ce14" office:value-type="float" office:value="2468804" calcext:value-type="float">
            <text:p>2,468,804</text:p>
          </table:table-cell>
          <table:table-cell table:style-name="ce14" office:value-type="float" office:value="23722" calcext:value-type="float">
            <text:p>23,722</text:p>
          </table:table-cell>
          <table:table-cell table:style-name="ce14" office:value-type="float" office:value="24791" calcext:value-type="float">
            <text:p>24,791</text:p>
          </table:table-cell>
          <table:table-cell table:style-name="ce14" office:value-type="float" office:value="16063722" calcext:value-type="float">
            <text:p>16,063,722</text:p>
          </table:table-cell>
          <table:table-cell table:style-name="ce14" office:value-type="float" office:value="9528079" calcext:value-type="float">
            <text:p>9,528,079</text:p>
          </table:table-cell>
          <table:table-cell table:style-name="ce14" office:value-type="float" office:value="19275906" calcext:value-type="float">
            <text:p>19,275,906</text:p>
          </table:table-cell>
          <table:table-cell table:style-name="ce14" office:value-type="float" office:value="186921" calcext:value-type="float">
            <text:p>186,921</text:p>
          </table:table-cell>
          <table:table-cell table:style-name="ce18" office:value-type="float" office:value="0.5" calcext:value-type="float">
            <text:p>0.50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628.25" calcext:value-type="float">
            <text:p>628.25</text:p>
          </table:table-cell>
          <table:table-cell table:style-name="ce14" office:value-type="float" office:value="51944" calcext:value-type="float">
            <text:p>51,944</text:p>
          </table:table-cell>
          <table:table-cell table:style-name="ce14" office:value-type="float" office:value="582459" calcext:value-type="float">
            <text:p>582,4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542467" calcext:value-type="float">
            <text:p>542,467</text:p>
          </table:table-cell>
          <table:table-cell table:style-name="ce14" office:value-type="float" office:value="323350" calcext:value-type="float">
            <text:p>323,350</text:p>
          </table:table-cell>
          <table:table-cell table:style-name="ce14" office:value-type="float" office:value="5710" calcext:value-type="float">
            <text:p>5,710</text:p>
          </table:table-cell>
          <table:table-cell table:style-name="ce14" office:value-type="float" office:value="5809" calcext:value-type="float">
            <text:p>5,809</text:p>
          </table:table-cell>
          <table:table-cell table:style-name="ce14" office:value-type="float" office:value="2841372" calcext:value-type="float">
            <text:p>2,841,372</text:p>
          </table:table-cell>
          <table:table-cell table:style-name="ce14" office:value-type="float" office:value="1488817" calcext:value-type="float">
            <text:p>1,488,817</text:p>
          </table:table-cell>
          <table:table-cell table:style-name="ce14" office:value-type="float" office:value="2788697" calcext:value-type="float">
            <text:p>2,788,697</text:p>
          </table:table-cell>
          <table:table-cell table:style-name="ce14" office:value-type="float" office:value="26933" calcext:value-type="float">
            <text:p>26,933</text:p>
          </table:table-cell>
          <table:table-cell table:style-name="ce18" office:value-type="float" office:value="0.42" calcext:value-type="float">
            <text:p>0.4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9.92" calcext:value-type="float">
            <text:p>199.92</text:p>
          </table:table-cell>
          <table:table-cell table:style-name="ce14" office:value-type="float" office:value="11026" calcext:value-type="float">
            <text:p>11,026</text:p>
          </table:table-cell>
          <table:table-cell table:style-name="ce14" office:value-type="float" office:value="112880" calcext:value-type="float">
            <text:p>112,8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5686" calcext:value-type="float">
            <text:p>325,686</text:p>
          </table:table-cell>
          <table:table-cell table:style-name="ce14" office:value-type="float" office:value="126955" calcext:value-type="float">
            <text:p>126,955</text:p>
          </table:table-cell>
          <table:table-cell table:style-name="ce14" office:value-type="float" office:value="2140" calcext:value-type="float">
            <text:p>2,140</text:p>
          </table:table-cell>
          <table:table-cell table:style-name="ce14" office:value-type="float" office:value="2242" calcext:value-type="float">
            <text:p>2,242</text:p>
          </table:table-cell>
          <table:table-cell table:style-name="ce14" office:value-type="float" office:value="436686" calcext:value-type="float">
            <text:p>436,686</text:p>
          </table:table-cell>
          <table:table-cell table:style-name="ce14" office:value-type="float" office:value="69458" calcext:value-type="float">
            <text:p>69,458</text:p>
          </table:table-cell>
          <table:table-cell table:style-name="ce14" office:value-type="float" office:value="945312" calcext:value-type="float">
            <text:p>945,312</text:p>
          </table:table-cell>
          <table:table-cell table:style-name="ce14" office:value-type="float" office:value="3406" calcext:value-type="float">
            <text:p>3,406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218.4" calcext:value-type="float">
            <text:p>218.40</text:p>
          </table:table-cell>
          <table:table-cell table:style-name="ce14" office:value-type="float" office:value="2220" calcext:value-type="float">
            <text:p>2,220</text:p>
          </table:table-cell>
          <table:table-cell table:style-name="ce14" office:value-type="float" office:value="21866" calcext:value-type="float">
            <text:p>21,8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25835" calcext:value-type="float">
            <text:p>325,835</text:p>
          </table:table-cell>
          <table:table-cell table:style-name="ce14" office:value-type="float" office:value="198534" calcext:value-type="float">
            <text:p>198,534</text:p>
          </table:table-cell>
          <table:table-cell table:style-name="ce14" office:value-type="float" office:value="3223" calcext:value-type="float">
            <text:p>3,223</text:p>
          </table:table-cell>
          <table:table-cell table:style-name="ce14" office:value-type="float" office:value="3786" calcext:value-type="float">
            <text:p>3,786</text:p>
          </table:table-cell>
          <table:table-cell table:style-name="ce14" office:value-type="float" office:value="1709200" calcext:value-type="float">
            <text:p>1,709,200</text:p>
          </table:table-cell>
          <table:table-cell table:style-name="ce14" office:value-type="float" office:value="425246" calcext:value-type="float">
            <text:p>425,246</text:p>
          </table:table-cell>
          <table:table-cell table:style-name="ce14" office:value-type="float" office:value="1185623" calcext:value-type="float">
            <text:p>1,185,623</text:p>
          </table:table-cell>
          <table:table-cell table:style-name="ce14" office:value-type="float" office:value="9303" calcext:value-type="float">
            <text:p>9,303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1.52" calcext:value-type="float">
            <text:p>541.52</text:p>
          </table:table-cell>
          <table:table-cell table:style-name="ce14" office:value-type="float" office:value="9994" calcext:value-type="float">
            <text:p>9,994</text:p>
          </table:table-cell>
          <table:table-cell table:style-name="ce14" office:value-type="float" office:value="84545" calcext:value-type="float">
            <text:p>84,5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209531" calcext:value-type="float">
            <text:p>209,531</text:p>
          </table:table-cell>
          <table:table-cell table:style-name="ce14" office:value-type="float" office:value="81167" calcext:value-type="float">
            <text:p>81,167</text:p>
          </table:table-cell>
          <table:table-cell table:style-name="ce14" office:value-type="float" office:value="2166" calcext:value-type="float">
            <text:p>2,166</text:p>
          </table:table-cell>
          <table:table-cell table:style-name="ce14" office:value-type="float" office:value="1146" calcext:value-type="float">
            <text:p>1,146</text:p>
          </table:table-cell>
          <table:table-cell table:style-name="ce14" office:value-type="float" office:value="270713" calcext:value-type="float">
            <text:p>270,713</text:p>
          </table:table-cell>
          <table:table-cell table:style-name="ce14" office:value-type="float" office:value="42873" calcext:value-type="float">
            <text:p>42,873</text:p>
          </table:table-cell>
          <table:table-cell table:style-name="ce14" office:value-type="float" office:value="541994" calcext:value-type="float">
            <text:p>541,994</text:p>
          </table:table-cell>
          <table:table-cell table:style-name="ce14" office:value-type="float" office:value="388" calcext:value-type="float">
            <text:p>388</text:p>
          </table:table-cell>
          <table:table-cell table:style-name="ce18" office:value-type="float" office:value="0.94" calcext:value-type="float">
            <text:p>0.94</text:p>
          </table:table-cell>
          <table:table-cell table:style-name="ce18" office:value-type="float" office:value="0.06" calcext:value-type="float">
            <text:p>0.06</text:p>
          </table:table-cell>
          <table:table-cell table:style-name="ce18" office:value-type="float" office:value="430.84" calcext:value-type="float">
            <text:p>430.84</text:p>
          </table:table-cell>
          <table:table-cell table:style-name="ce14" office:value-type="float" office:value="5818" calcext:value-type="float">
            <text:p>5,818</text:p>
          </table:table-cell>
          <table:table-cell table:style-name="ce14" office:value-type="float" office:value="26044" calcext:value-type="float">
            <text:p>26,04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88545" calcext:value-type="float">
            <text:p>588,545</text:p>
          </table:table-cell>
          <table:table-cell table:style-name="ce14" office:value-type="float" office:value="404724" calcext:value-type="float">
            <text:p>404,724</text:p>
          </table:table-cell>
          <table:table-cell table:style-name="ce14" office:value-type="float" office:value="9790" calcext:value-type="float">
            <text:p>9,790</text:p>
          </table:table-cell>
          <table:table-cell table:style-name="ce14" office:value-type="float" office:value="7721" calcext:value-type="float">
            <text:p>7,721</text:p>
          </table:table-cell>
          <table:table-cell table:style-name="ce14" office:value-type="float" office:value="2416758" calcext:value-type="float">
            <text:p>2,416,758</text:p>
          </table:table-cell>
          <table:table-cell table:style-name="ce14" office:value-type="float" office:value="1628505" calcext:value-type="float">
            <text:p>1,628,505</text:p>
          </table:table-cell>
          <table:table-cell table:style-name="ce14" office:value-type="float" office:value="4669564" calcext:value-type="float">
            <text:p>4,669,564</text:p>
          </table:table-cell>
          <table:table-cell table:style-name="ce14" office:value-type="float" office:value="47067" calcext:value-type="float">
            <text:p>47,067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23.87" calcext:value-type="float">
            <text:p>2,323.87</text:p>
          </table:table-cell>
          <table:table-cell table:style-name="ce14" office:value-type="float" office:value="7503" calcext:value-type="float">
            <text:p>7,503</text:p>
          </table:table-cell>
          <table:table-cell table:style-name="ce14" office:value-type="float" office:value="74502" calcext:value-type="float">
            <text:p>74,5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456" calcext:value-type="float">
            <text:p>10,456</text:p>
          </table:table-cell>
          <table:table-cell table:style-name="ce14" office:value-type="float" office:value="6158" calcext:value-type="float">
            <text:p>6,158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5697" calcext:value-type="float">
            <text:p>15,697</text:p>
          </table:table-cell>
          <table:table-cell table:style-name="ce14" office:value-type="float" office:value="2885" calcext:value-type="float">
            <text:p>2,885</text:p>
          </table:table-cell>
          <table:table-cell table:style-name="ce14" office:value-type="float" office:value="50624" calcext:value-type="float">
            <text:p>50,62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294.53" calcext:value-type="float">
            <text:p>294.53</text:p>
          </table:table-cell>
          <table:table-cell table:style-name="ce14" office:value-type="float" office:value="495" calcext:value-type="float">
            <text:p>495</text:p>
          </table:table-cell>
          <table:table-cell table:style-name="ce14" office:value-type="float" office:value="1659" calcext:value-type="float">
            <text:p>1,6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9495" calcext:value-type="float">
            <text:p>909,495</text:p>
          </table:table-cell>
          <table:table-cell table:style-name="ce14" office:value-type="float" office:value="485974" calcext:value-type="float">
            <text:p>485,974</text:p>
          </table:table-cell>
          <table:table-cell table:style-name="ce14" office:value-type="float" office:value="7443" calcext:value-type="float">
            <text:p>7,443</text:p>
          </table:table-cell>
          <table:table-cell table:style-name="ce14" office:value-type="float" office:value="11653" calcext:value-type="float">
            <text:p>11,653</text:p>
          </table:table-cell>
          <table:table-cell table:style-name="ce14" office:value-type="float" office:value="1901646" calcext:value-type="float">
            <text:p>1,901,646</text:p>
          </table:table-cell>
          <table:table-cell table:style-name="ce14" office:value-type="float" office:value="1230570" calcext:value-type="float">
            <text:p>1,230,570</text:p>
          </table:table-cell>
          <table:table-cell table:style-name="ce14" office:value-type="float" office:value="3702533" calcext:value-type="float">
            <text:p>3,702,533</text:p>
          </table:table-cell>
          <table:table-cell table:style-name="ce14" office:value-type="float" office:value="13037" calcext:value-type="float">
            <text:p>13,037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228.94" calcext:value-type="float">
            <text:p>228.94</text:p>
          </table:table-cell>
          <table:table-cell table:style-name="ce14" office:value-type="float" office:value="5675" calcext:value-type="float">
            <text:p>5,675</text:p>
          </table:table-cell>
          <table:table-cell table:style-name="ce14" office:value-type="float" office:value="53460" calcext:value-type="float">
            <text:p>53,4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4881" calcext:value-type="float">
            <text:p>94,881</text:p>
          </table:table-cell>
          <table:table-cell table:style-name="ce14" office:value-type="float" office:value="50827" calcext:value-type="float">
            <text:p>50,827</text:p>
          </table:table-cell>
          <table:table-cell table:style-name="ce14" office:value-type="float" office:value="1167" calcext:value-type="float">
            <text:p>1,167</text:p>
          </table:table-cell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224158" calcext:value-type="float">
            <text:p>224,158</text:p>
          </table:table-cell>
          <table:table-cell table:style-name="ce14" office:value-type="float" office:value="60833" calcext:value-type="float">
            <text:p>60,833</text:p>
          </table:table-cell>
          <table:table-cell table:style-name="ce14" office:value-type="float" office:value="307048" calcext:value-type="float">
            <text:p>307,048</text:p>
          </table:table-cell>
          <table:table-cell table:style-name="ce14" office:value-type="float" office:value="362" calcext:value-type="float">
            <text:p>362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15.14" calcext:value-type="float">
            <text:p>915.14</text:p>
          </table:table-cell>
          <table:table-cell table:style-name="ce14" office:value-type="float" office:value="3938" calcext:value-type="float">
            <text:p>3,938</text:p>
          </table:table-cell>
          <table:table-cell table:style-name="ce14" office:value-type="float" office:value="14465" calcext:value-type="float">
            <text:p>14,4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278" calcext:value-type="float">
            <text:p>16,278</text:p>
          </table:table-cell>
          <table:table-cell table:style-name="ce14" office:value-type="float" office:value="10974" calcext:value-type="float">
            <text:p>10,974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8006" calcext:value-type="float">
            <text:p>28,006</text:p>
          </table:table-cell>
          <table:table-cell table:style-name="ce14" office:value-type="float" office:value="14912" calcext:value-type="float">
            <text:p>14,912</text:p>
          </table:table-cell>
          <table:table-cell table:style-name="ce14" office:value-type="float" office:value="122878" calcext:value-type="float">
            <text:p>122,878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float" office:value="0.41" calcext:value-type="float">
            <text:p>0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186.47" calcext:value-type="float">
            <text:p>6,186.47</text:p>
          </table:table-cell>
          <table:table-cell table:style-name="ce14" office:value-type="float" office:value="356" calcext:value-type="float">
            <text:p>356</text:p>
          </table:table-cell>
          <table:table-cell table:style-name="ce14" office:value-type="float" office:value="2414" calcext:value-type="float">
            <text:p>2,4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12530" calcext:value-type="float">
            <text:p>2,012,530</text:p>
          </table:table-cell>
          <table:table-cell table:style-name="ce14" office:value-type="float" office:value="1142192" calcext:value-type="float">
            <text:p>1,142,192</text:p>
          </table:table-cell>
          <table:table-cell table:style-name="ce14" office:value-type="float" office:value="21550" calcext:value-type="float">
            <text:p>21,550</text:p>
          </table:table-cell>
          <table:table-cell table:style-name="ce14" office:value-type="float" office:value="17913" calcext:value-type="float">
            <text:p>17,913</text:p>
          </table:table-cell>
          <table:table-cell table:style-name="ce14" office:value-type="float" office:value="5282943" calcext:value-type="float">
            <text:p>5,282,943</text:p>
          </table:table-cell>
          <table:table-cell table:style-name="ce14" office:value-type="float" office:value="3033946" calcext:value-type="float">
            <text:p>3,033,946</text:p>
          </table:table-cell>
          <table:table-cell table:style-name="ce14" office:value-type="float" office:value="7000276" calcext:value-type="float">
            <text:p>7,000,276</text:p>
          </table:table-cell>
          <table:table-cell table:style-name="ce14" office:value-type="float" office:value="63395" calcext:value-type="float">
            <text:p>63,395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88" calcext:value-type="float">
            <text:p>119.88</text:p>
          </table:table-cell>
          <table:table-cell table:style-name="ce14" office:value-type="float" office:value="16465" calcext:value-type="float">
            <text:p>16,465</text:p>
          </table:table-cell>
          <table:table-cell table:style-name="ce14" office:value-type="float" office:value="137812" calcext:value-type="float">
            <text:p>137,81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65033" calcext:value-type="float">
            <text:p>1,465,033</text:p>
          </table:table-cell>
          <table:table-cell table:style-name="ce14" office:value-type="float" office:value="953703" calcext:value-type="float">
            <text:p>953,703</text:p>
          </table:table-cell>
          <table:table-cell table:style-name="ce14" office:value-type="float" office:value="14420" calcext:value-type="float">
            <text:p>14,420</text:p>
          </table:table-cell>
          <table:table-cell table:style-name="ce14" office:value-type="float" office:value="5984" calcext:value-type="float">
            <text:p>5,984</text:p>
          </table:table-cell>
          <table:table-cell table:style-name="ce14" office:value-type="float" office:value="4457398" calcext:value-type="float">
            <text:p>4,457,398</text:p>
          </table:table-cell>
          <table:table-cell table:style-name="ce14" office:value-type="float" office:value="5657449" calcext:value-type="float">
            <text:p>5,657,449</text:p>
          </table:table-cell>
          <table:table-cell table:style-name="ce14" office:value-type="float" office:value="4209713" calcext:value-type="float">
            <text:p>4,209,713</text:p>
          </table:table-cell>
          <table:table-cell table:style-name="ce14" office:value-type="float" office:value="209940" calcext:value-type="float">
            <text:p>209,940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100.49" calcext:value-type="float">
            <text:p>100.49</text:p>
          </table:table-cell>
          <table:table-cell table:style-name="ce14" office:value-type="float" office:value="16755" calcext:value-type="float">
            <text:p>16,755</text:p>
          </table:table-cell>
          <table:table-cell table:style-name="ce14" office:value-type="float" office:value="155058" calcext:value-type="float">
            <text:p>155,05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633214" calcext:value-type="float">
            <text:p>633,214</text:p>
          </table:table-cell>
          <table:table-cell table:style-name="ce14" office:value-type="float" office:value="447237" calcext:value-type="float">
            <text:p>447,237</text:p>
          </table:table-cell>
          <table:table-cell table:style-name="ce14" office:value-type="float" office:value="12310" calcext:value-type="float">
            <text:p>12,310</text:p>
          </table:table-cell>
          <table:table-cell table:style-name="ce14" office:value-type="float" office:value="5283" calcext:value-type="float">
            <text:p>5,283</text:p>
          </table:table-cell>
          <table:table-cell table:style-name="ce14" office:value-type="float" office:value="532739" calcext:value-type="float">
            <text:p>532,739</text:p>
          </table:table-cell>
          <table:table-cell table:style-name="ce14" office:value-type="float" office:value="510580" calcext:value-type="float">
            <text:p>510,580</text:p>
          </table:table-cell>
          <table:table-cell table:style-name="ce14" office:value-type="float" office:value="4833405" calcext:value-type="float">
            <text:p>4,833,405</text:p>
          </table:table-cell>
          <table:table-cell table:style-name="ce14" office:value-type="float" office:value="642" calcext:value-type="float">
            <text:p>642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2.94" calcext:value-type="float">
            <text:p>1,192.94</text:p>
          </table:table-cell>
          <table:table-cell table:style-name="ce14" office:value-type="float" office:value="1819" calcext:value-type="float">
            <text:p>1,819</text:p>
          </table:table-cell>
          <table:table-cell table:style-name="ce14" office:value-type="float" office:value="17853" calcext:value-type="float">
            <text:p>17,8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30071" calcext:value-type="float">
            <text:p>1,830,071</text:p>
          </table:table-cell>
          <table:table-cell table:style-name="ce14" office:value-type="float" office:value="1031982" calcext:value-type="float">
            <text:p>1,031,982</text:p>
          </table:table-cell>
          <table:table-cell table:style-name="ce14" office:value-type="float" office:value="15421" calcext:value-type="float">
            <text:p>15,421</text:p>
          </table:table-cell>
          <table:table-cell table:style-name="ce14" office:value-type="float" office:value="13211" calcext:value-type="float">
            <text:p>13,211</text:p>
          </table:table-cell>
          <table:table-cell table:style-name="ce14" office:value-type="float" office:value="4693852" calcext:value-type="float">
            <text:p>4,693,852</text:p>
          </table:table-cell>
          <table:table-cell table:style-name="ce14" office:value-type="float" office:value="3743854" calcext:value-type="float">
            <text:p>3,743,854</text:p>
          </table:table-cell>
          <table:table-cell table:style-name="ce14" office:value-type="float" office:value="6414572" calcext:value-type="float">
            <text:p>6,414,572</text:p>
          </table:table-cell>
          <table:table-cell table:style-name="ce14" office:value-type="float" office:value="103325" calcext:value-type="float">
            <text:p>103,325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5.1" calcext:value-type="float">
            <text:p>595.10</text:p>
          </table:table-cell>
          <table:table-cell table:style-name="ce14" office:value-type="float" office:value="14595" calcext:value-type="float">
            <text:p>14,595</text:p>
          </table:table-cell>
          <table:table-cell table:style-name="ce14" office:value-type="float" office:value="136655" calcext:value-type="float">
            <text:p>136,6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526228" calcext:value-type="float">
            <text:p>4,526,228</text:p>
          </table:table-cell>
          <table:table-cell table:style-name="ce14" office:value-type="float" office:value="3166681" calcext:value-type="float">
            <text:p>3,166,681</text:p>
          </table:table-cell>
          <table:table-cell table:style-name="ce14" office:value-type="float" office:value="48812" calcext:value-type="float">
            <text:p>48,812</text:p>
          </table:table-cell>
          <table:table-cell table:style-name="ce14" office:value-type="float" office:value="29667" calcext:value-type="float">
            <text:p>29,667</text:p>
          </table:table-cell>
          <table:table-cell table:style-name="ce14" office:value-type="float" office:value="11836230" calcext:value-type="float">
            <text:p>11,836,230</text:p>
          </table:table-cell>
          <table:table-cell table:style-name="ce14" office:value-type="float" office:value="15532887" calcext:value-type="float">
            <text:p>15,532,887</text:p>
          </table:table-cell>
          <table:table-cell table:style-name="ce14" office:value-type="float" office:value="26178435" calcext:value-type="float">
            <text:p>26,178,435</text:p>
          </table:table-cell>
          <table:table-cell table:style-name="ce14" office:value-type="float" office:value="300435" calcext:value-type="float">
            <text:p>300,435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761.01" calcext:value-type="float">
            <text:p>761.01</text:p>
          </table:table-cell>
          <table:table-cell table:style-name="ce14" office:value-type="float" office:value="45442" calcext:value-type="float">
            <text:p>45,442</text:p>
          </table:table-cell>
          <table:table-cell table:style-name="ce14" office:value-type="float" office:value="383805" calcext:value-type="float">
            <text:p>383,8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49251" calcext:value-type="float">
            <text:p>449,251</text:p>
          </table:table-cell>
          <table:table-cell table:style-name="ce14" office:value-type="float" office:value="191915" calcext:value-type="float">
            <text:p>191,915</text:p>
          </table:table-cell>
          <table:table-cell table:style-name="ce14" office:value-type="float" office:value="4529" calcext:value-type="float">
            <text:p>4,529</text:p>
          </table:table-cell>
          <table:table-cell table:style-name="ce14" office:value-type="float" office:value="7090" calcext:value-type="float">
            <text:p>7,090</text:p>
          </table:table-cell>
          <table:table-cell table:style-name="ce14" office:value-type="float" office:value="1055252" calcext:value-type="float">
            <text:p>1,055,252</text:p>
          </table:table-cell>
          <table:table-cell table:style-name="ce14" office:value-type="float" office:value="505395" calcext:value-type="float">
            <text:p>505,395</text:p>
          </table:table-cell>
          <table:table-cell table:style-name="ce14" office:value-type="float" office:value="1078264" calcext:value-type="float">
            <text:p>1,078,264</text:p>
          </table:table-cell>
          <table:table-cell table:style-name="ce14" office:value-type="float" office:value="8182" calcext:value-type="float">
            <text:p>8,182</text:p>
          </table:table-cell>
          <table:table-cell table:style-name="ce18" office:value-type="float" office:value="0.75" calcext:value-type="float">
            <text:p>0.75</text:p>
          </table:table-cell>
          <table:table-cell table:style-name="ce18" office:value-type="float" office:value="0.48" calcext:value-type="float">
            <text:p>0.48</text:p>
          </table:table-cell>
          <table:table-cell table:style-name="ce18" office:value-type="float" office:value="133.98" calcext:value-type="float">
            <text:p>133.98</text:p>
          </table:table-cell>
          <table:table-cell table:style-name="ce14" office:value-type="float" office:value="6898" calcext:value-type="float">
            <text:p>6,898</text:p>
          </table:table-cell>
          <table:table-cell table:style-name="ce14" office:value-type="float" office:value="50457" calcext:value-type="float">
            <text:p>50,4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1875" calcext:value-type="float">
            <text:p>11,875</text:p>
          </table:table-cell>
          <table:table-cell table:style-name="ce14" office:value-type="float" office:value="5466" calcext:value-type="float">
            <text:p>5,46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447" calcext:value-type="float">
            <text:p>447</text:p>
          </table:table-cell>
          <table:table-cell table:style-name="ce14" office:value-type="float" office:value="20813" calcext:value-type="float">
            <text:p>20,8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8835" calcext:value-type="float">
            <text:p>48,835</text:p>
          </table:table-cell>
          <table:table-cell table:style-name="ce14" office:value-type="float" office:value="9" calcext:value-type="float">
            <text:p>9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901.87" calcext:value-type="float">
            <text:p>10,901.87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1179" calcext:value-type="float">
            <text:p>1,1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037101" calcext:value-type="float">
            <text:p>4,037,101</text:p>
          </table:table-cell>
          <table:table-cell table:style-name="ce14" office:value-type="float" office:value="2854798" calcext:value-type="float">
            <text:p>2,854,798</text:p>
          </table:table-cell>
          <table:table-cell table:style-name="ce14" office:value-type="float" office:value="44876" calcext:value-type="float">
            <text:p>44,876</text:p>
          </table:table-cell>
          <table:table-cell table:style-name="ce14" office:value-type="float" office:value="34967" calcext:value-type="float">
            <text:p>34,967</text:p>
          </table:table-cell>
          <table:table-cell table:style-name="ce14" office:value-type="float" office:value="10103618" calcext:value-type="float">
            <text:p>10,103,618</text:p>
          </table:table-cell>
          <table:table-cell table:style-name="ce14" office:value-type="float" office:value="15453329" calcext:value-type="float">
            <text:p>15,453,329</text:p>
          </table:table-cell>
          <table:table-cell table:style-name="ce14" office:value-type="float" office:value="19891177" calcext:value-type="float">
            <text:p>19,891,177</text:p>
          </table:table-cell>
          <table:table-cell table:style-name="ce14" office:value-type="float" office:value="273428" calcext:value-type="float">
            <text:p>273,428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723.32" calcext:value-type="float">
            <text:p>723.32</text:p>
          </table:table-cell>
          <table:table-cell table:style-name="ce14" office:value-type="float" office:value="23192" calcext:value-type="float">
            <text:p>23,192</text:p>
          </table:table-cell>
          <table:table-cell table:style-name="ce14" office:value-type="float" office:value="224972" calcext:value-type="float">
            <text:p>224,9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70264" calcext:value-type="float">
            <text:p>570,264</text:p>
          </table:table-cell>
          <table:table-cell table:style-name="ce14" office:value-type="float" office:value="320896" calcext:value-type="float">
            <text:p>320,896</text:p>
          </table:table-cell>
          <table:table-cell table:style-name="ce14" office:value-type="float" office:value="6617" calcext:value-type="float">
            <text:p>6,617</text:p>
          </table:table-cell>
          <table:table-cell table:style-name="ce14" office:value-type="float" office:value="4728" calcext:value-type="float">
            <text:p>4,728</text:p>
          </table:table-cell>
          <table:table-cell table:style-name="ce14" office:value-type="float" office:value="957401" calcext:value-type="float">
            <text:p>957,401</text:p>
          </table:table-cell>
          <table:table-cell table:style-name="ce14" office:value-type="float" office:value="3335034" calcext:value-type="float">
            <text:p>3,335,034</text:p>
          </table:table-cell>
          <table:table-cell table:style-name="ce14" office:value-type="float" office:value="1855552" calcext:value-type="float">
            <text:p>1,855,552</text:p>
          </table:table-cell>
          <table:table-cell table:style-name="ce14" office:value-type="float" office:value="49061" calcext:value-type="float">
            <text:p>49,061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89.21" calcext:value-type="float">
            <text:p>589.21</text:p>
          </table:table-cell>
          <table:table-cell table:style-name="ce14" office:value-type="float" office:value="11212" calcext:value-type="float">
            <text:p>11,212</text:p>
          </table:table-cell>
          <table:table-cell table:style-name="ce14" office:value-type="float" office:value="92611" calcext:value-type="float">
            <text:p>92,61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71967" calcext:value-type="float">
            <text:p>171,967</text:p>
          </table:table-cell>
          <table:table-cell table:style-name="ce14" office:value-type="float" office:value="100904" calcext:value-type="float">
            <text:p>100,904</text:p>
          </table:table-cell>
          <table:table-cell table:style-name="ce14" office:value-type="float" office:value="472" calcext:value-type="float">
            <text:p>472</text:p>
          </table:table-cell>
          <table:table-cell table:style-name="ce14" office:value-type="float" office:value="674" calcext:value-type="float">
            <text:p>674</text:p>
          </table:table-cell>
          <table:table-cell table:style-name="ce14" office:value-type="float" office:value="386073" calcext:value-type="float">
            <text:p>386,073</text:p>
          </table:table-cell>
          <table:table-cell table:style-name="ce14" office:value-type="float" office:value="267995" calcext:value-type="float">
            <text:p>267,995</text:p>
          </table:table-cell>
          <table:table-cell table:style-name="ce14" office:value-type="float" office:value="432272" calcext:value-type="float">
            <text:p>432,272</text:p>
          </table:table-cell>
          <table:table-cell table:style-name="ce14" office:value-type="float" office:value="4513" calcext:value-type="float">
            <text:p>4,513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89.46" calcext:value-type="float">
            <text:p>189.46</text:p>
          </table:table-cell>
          <table:table-cell table:style-name="ce14" office:value-type="float" office:value="1470" calcext:value-type="float">
            <text:p>1,470</text:p>
          </table:table-cell>
          <table:table-cell table:style-name="ce14" office:value-type="float" office:value="14220" calcext:value-type="float">
            <text:p>14,22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58125" calcext:value-type="float">
            <text:p>158,125</text:p>
          </table:table-cell>
          <table:table-cell table:style-name="ce14" office:value-type="float" office:value="67616" calcext:value-type="float">
            <text:p>67,616</text:p>
          </table:table-cell>
          <table:table-cell table:style-name="ce14" office:value-type="float" office:value="816" calcext:value-type="float">
            <text:p>816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332189" calcext:value-type="float">
            <text:p>332,189</text:p>
          </table:table-cell>
          <table:table-cell table:style-name="ce14" office:value-type="float" office:value="1296481" calcext:value-type="float">
            <text:p>1,296,481</text:p>
          </table:table-cell>
          <table:table-cell table:style-name="ce14" office:value-type="float" office:value="454685" calcext:value-type="float">
            <text:p>454,685</text:p>
          </table:table-cell>
          <table:table-cell table:style-name="ce14" office:value-type="float" office:value="709" calcext:value-type="float">
            <text:p>709</text:p>
          </table:table-cell>
          <table:table-cell table:style-name="ce18" office:value-type="float" office:value="0.4" calcext:value-type="float">
            <text:p>0.40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372" calcext:value-type="float">
            <text:p>372.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262" calcext:value-type="float">
            <text:p>12,2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252996" calcext:value-type="float">
            <text:p>6,252,996</text:p>
          </table:table-cell>
          <table:table-cell table:style-name="ce14" office:value-type="float" office:value="4024830" calcext:value-type="float">
            <text:p>4,024,830</text:p>
          </table:table-cell>
          <table:table-cell table:style-name="ce14" office:value-type="float" office:value="75986" calcext:value-type="float">
            <text:p>75,986</text:p>
          </table:table-cell>
          <table:table-cell table:style-name="ce14" office:value-type="float" office:value="42647" calcext:value-type="float">
            <text:p>42,647</text:p>
          </table:table-cell>
          <table:table-cell table:style-name="ce14" office:value-type="float" office:value="15880756" calcext:value-type="float">
            <text:p>15,880,756</text:p>
          </table:table-cell>
          <table:table-cell table:style-name="ce14" office:value-type="float" office:value="14316443" calcext:value-type="float">
            <text:p>14,316,443</text:p>
          </table:table-cell>
          <table:table-cell table:style-name="ce14" office:value-type="float" office:value="32620302" calcext:value-type="float">
            <text:p>32,620,302</text:p>
          </table:table-cell>
          <table:table-cell table:style-name="ce14" office:value-type="float" office:value="715172" calcext:value-type="float">
            <text:p>715,172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83.2" calcext:value-type="float">
            <text:p>583.20</text:p>
          </table:table-cell>
          <table:table-cell table:style-name="ce14" office:value-type="float" office:value="66187" calcext:value-type="float">
            <text:p>66,187</text:p>
          </table:table-cell>
          <table:table-cell table:style-name="ce14" office:value-type="float" office:value="557466" calcext:value-type="float">
            <text:p>557,46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339599" calcext:value-type="float">
            <text:p>339,599</text:p>
          </table:table-cell>
          <table:table-cell table:style-name="ce14" office:value-type="float" office:value="234146" calcext:value-type="float">
            <text:p>234,146</text:p>
          </table:table-cell>
          <table:table-cell table:style-name="ce14" office:value-type="float" office:value="13246" calcext:value-type="float">
            <text:p>13,246</text:p>
          </table:table-cell>
          <table:table-cell table:style-name="ce14" office:value-type="float" office:value="776" calcext:value-type="float">
            <text:p>776</text:p>
          </table:table-cell>
          <table:table-cell table:style-name="ce14" office:value-type="float" office:value="243967" calcext:value-type="float">
            <text:p>243,967</text:p>
          </table:table-cell>
          <table:table-cell table:style-name="ce14" office:value-type="float" office:value="389006" calcext:value-type="float">
            <text:p>389,006</text:p>
          </table:table-cell>
          <table:table-cell table:style-name="ce14" office:value-type="float" office:value="1144918" calcext:value-type="float">
            <text:p>1,144,918</text:p>
          </table:table-cell>
          <table:table-cell table:style-name="ce14" office:value-type="float" office:value="2489" calcext:value-type="float">
            <text:p>2,489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516.02" calcext:value-type="float">
            <text:p>516.02</text:p>
          </table:table-cell>
          <table:table-cell table:style-name="ce14" office:value-type="float" office:value="671" calcext:value-type="float">
            <text:p>671</text:p>
          </table:table-cell>
          <table:table-cell table:style-name="ce14" office:value-type="float" office:value="4378" calcext:value-type="float">
            <text:p>4,3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9267" calcext:value-type="float">
            <text:p>169,267</text:p>
          </table:table-cell>
          <table:table-cell table:style-name="ce14" office:value-type="float" office:value="111964" calcext:value-type="float">
            <text:p>111,964</text:p>
          </table:table-cell>
          <table:table-cell table:style-name="ce14" office:value-type="float" office:value="2423" calcext:value-type="float">
            <text:p>2,423</text:p>
          </table:table-cell>
          <table:table-cell table:style-name="ce14" office:value-type="float" office:value="3711" calcext:value-type="float">
            <text:p>3,711</text:p>
          </table:table-cell>
          <table:table-cell table:style-name="ce14" office:value-type="float" office:value="354085" calcext:value-type="float">
            <text:p>354,08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38234" calcext:value-type="float">
            <text:p>4,038,234</text:p>
          </table:table-cell>
          <table:table-cell table:style-name="ce14" office:value-type="float" office:value="1906" calcext:value-type="float">
            <text:p>1,906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4.33" calcext:value-type="float">
            <text:p>314.33</text:p>
          </table:table-cell>
          <table:table-cell table:style-name="ce14" office:value-type="float" office:value="3210" calcext:value-type="float">
            <text:p>3,210</text:p>
          </table:table-cell>
          <table:table-cell table:style-name="ce14" office:value-type="float" office:value="38990" calcext:value-type="float">
            <text:p>38,9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73235" calcext:value-type="float">
            <text:p>73,235</text:p>
          </table:table-cell>
          <table:table-cell table:style-name="ce14" office:value-type="float" office:value="32274" calcext:value-type="float">
            <text:p>32,274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660" calcext:value-type="float">
            <text:p>660</text:p>
          </table:table-cell>
          <table:table-cell table:style-name="ce14" office:value-type="float" office:value="251718" calcext:value-type="float">
            <text:p>251,718</text:p>
          </table:table-cell>
          <table:table-cell table:style-name="ce14" office:value-type="float" office:value="31179" calcext:value-type="float">
            <text:p>31,179</text:p>
          </table:table-cell>
          <table:table-cell table:style-name="ce14" office:value-type="float" office:value="140133" calcext:value-type="float">
            <text:p>140,133</text:p>
          </table:table-cell>
          <table:table-cell table:style-name="ce14" office:value-type="float" office:value="2517" calcext:value-type="float">
            <text:p>2,517</text:p>
          </table:table-cell>
          <table:table-cell table:style-name="ce18" office:value-type="float" office:value="0.6" calcext:value-type="float">
            <text:p>0.60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2641.27" calcext:value-type="float">
            <text:p>2,641.27</text:p>
          </table:table-cell>
          <table:table-cell table:style-name="ce14" office:value-type="float" office:value="1525" calcext:value-type="float">
            <text:p>1,525</text:p>
          </table:table-cell>
          <table:table-cell table:style-name="ce14" office:value-type="float" office:value="16353" calcext:value-type="float">
            <text:p>16,3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4])" office:value-type="float" office:value="41405324" calcext:value-type="float">
            <text:p>41,405,324</text:p>
          </table:table-cell>
          <table:table-cell table:style-name="ce14" table:formula="of:=SUM([.C9:.C44])" office:value-type="float" office:value="27668403" calcext:value-type="float">
            <text:p>27,668,403</text:p>
          </table:table-cell>
          <table:table-cell table:style-name="ce14" table:formula="of:=SUM([.D9:.D44])" office:value-type="float" office:value="455945" calcext:value-type="float">
            <text:p>455,945</text:p>
          </table:table-cell>
          <table:table-cell table:style-name="ce14" table:formula="of:=SUM([.E9:.E44])" office:value-type="float" office:value="321186" calcext:value-type="float">
            <text:p>321,186</text:p>
          </table:table-cell>
          <table:table-cell table:style-name="ce14" table:formula="of:=SUM([.F9:.F44])" office:value-type="float" office:value="109628928" calcext:value-type="float">
            <text:p>109,628,928</text:p>
          </table:table-cell>
          <table:table-cell table:style-name="ce14" table:formula="of:=SUM([.G9:.G44])" office:value-type="float" office:value="109146897" calcext:value-type="float">
            <text:p>109,146,897</text:p>
          </table:table-cell>
          <table:table-cell table:style-name="ce14" table:formula="of:=SUM([.H9:.H44])" office:value-type="float" office:value="214208791" calcext:value-type="float">
            <text:p>214,208,791</text:p>
          </table:table-cell>
          <table:table-cell table:style-name="ce14" table:formula="of:=SUM([.I9:.I44])" office:value-type="float" office:value="2332870" calcext:value-type="float">
            <text:p>2,332,870</text:p>
          </table:table-cell>
          <table:table-cell table:style-name="ce18" office:value-type="float" office:value="0.22960624920029" calcext:value-type="float">
            <text:p>0.23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589.653653600212" calcext:value-type="float">
            <text:p>589.65</text:p>
          </table:table-cell>
          <table:table-cell table:style-name="ce14" table:formula="of:=SUM([.M9:.M44])" office:value-type="float" office:value="402866" calcext:value-type="float">
            <text:p>402,866</text:p>
          </table:table-cell>
          <table:table-cell table:style-name="ce14" table:formula="of:=SUM([.N9:.N44])" office:value-type="float" office:value="3573016" calcext:value-type="float">
            <text:p>3,573,01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6.9'.$A$1" table:cell-range-address="$'106.9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6.9" style:display-name="PageStyle_106.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print-date>2017-10-23T08:39:02</meta:print-date>
    <meta:creation-date>2017-10-23T08:26:56</meta:creation-date>
    <dc:date>2017-10-23T08:39:26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